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ling a robot in a well-organized manner involves following a control architecture. As defined by \cite{Mataric2008}, a robot control architecture is a set of guiding principles and constraints for organizing a robot's control system. Since last few decades, robot control architectures has been evolving from deliberative to reactive and hybrid (combination of deliberative and reactive), behaviour-based and to some other forms. It has been well established that hybrid control can bring together the best aspects of both reactive and deliberative control by combining the real-time low-level device control and high-level deliberative action control. Only reactive (or deliberative) control approach <text:s/>is not enough for enabling robots to do complex tasks in a dynamic environments \cite{Gat1997}. As shown in Fig. \ref{<office:annotation><dc:date>2010-04-15T20:55:08</dc:date><text:p>&lt;!--StartFragment--&gt;</text:p></office:annotation>h-arch<office:annotation><dc:date>2010-04-15T20:55:08</dc:date><text:p>&lt;!--EndFragment--&gt;</text:p></office:annotation>}, this is usually achieved by a three-layer architecture composed of deliberator, sequencer and controller . Controller usually works under real-time reactive feedback control loops to do simple tasks by producing primitive robot behaviours, e.g. <text:s/>obstacle avoidance, wall following etc. Deliberator performs time-consuming computations, e.g. running exponential search or computer vision processing algorithms. In order to achieve specific task goals, the middle component, sequencer, typically integrates both deliberator and controller maintaining consistent, robust and timely robot behaviours.</text:p>
      <text:p text:style-name="P1"/>
      <text:p text:style-name="P1">Although our multi-robot control architecture, HEAD, has been designed by adopting the principles of hybrid architecture it has many distinct features that are absent in a <text:s/>classical hybrid architecture. <text:s/>Firstly, with respect to controller layer, HEAD <text:s/>broadly views sensing and control as communication with external entities. Communication as sensing is not new, e.g. it has been reported in multi-agent learning \cite{Mataric1998} and many other places. When robots' <text:s/>on-board computing resources are limited communication can effectively make up their required sensing capabilities. On the other hand, low-level device control is also a series of <text:s/>communication act where actuator commands are typically transmitted over a <text:s/>radio or physical link. Thus, at the bottom layer of HEAD is the communication layer where all external communication takes place over any suitable medium. Components sitting in this layer either act as sensors that can receive environmental state, task information, self pose data etc. <text:s/>via suitable communication link or do the real-time control of devices by sending actuator commands over a target communication channel. </text:p>
      <text:p text:style-name="P1"/>
      <text:p text:style-name="P1">Secondly, the apparent tight coupling with sensors to actuators has been reduced by introducing a data and event management (DEM) layer. DEM acts as a short-term storage of sensed data and various events posted by both <text:s/>controller and deliberator components. Task sequencing has been <text:s/>simplified by automated event triggering mechanism. <text:s/>DEM simply creates new event channels and <text:soft-page-break/>interested components subscribe to this event for reading or writing. If one components updates an event DEM updates subscribed components about this event. Controller and deliberator components synchronize their tasks based on this event signals. DEM efficiently serves newly arrived data to <text:s/>controller and deliberator components by this event mechanism. Thus neither specialized languages are needed to program a sequencer nor cumbersome if/else <text:s/>checks are present in this layer.</text:p>
      <text:p text:style-name="P1"/>
      <text:p text:style-name="P1">Finally deliberator layer of HEAD has been described as an application layer that runs real-application code based on high-level user algorithms as well as low-level sensor data and device states. In classic hybrid architecture the role of this layer has been described mainly in two folds: 1) producing task plan and sending it to sequencer and 2) answering queries made by sequencer. Application layer of HEAD follows the former one by generating plan and queuing it to DEM layer, but it does not support the latter one. DEM layer never makes a query to an application since it acts only as a passive information gateway. Thus this reduced coupling between DEM and application layer has enhanced HEAD with additional robustness and scalability. Additional applications can be added with DEM layer's existing or new event interfaces. Any malfunction or failure in application layer or even in communication layer can be isolated without affecting oth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5T23:27:15</dc:date>
    <dc:creator>Omar </dc:creator>
    <meta:editing-duration>PT34H43M09S</meta:editing-duration>
    <meta:editing-cycles>15</meta:editing-cycles>
    <meta:document-statistic meta:table-count="0" meta:image-count="0" meta:object-count="0" meta:page-count="2" meta:paragraph-count="4" meta:word-count="644" meta:character-count="4408"/>
  </office:meta>
</office:document-meta>
</file>